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81mm"/>
    </style:style>
    <style:style style:name="co3" style:family="table-column">
      <style:table-column-properties fo:break-before="auto" style:column-width="59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21.32mm" svg:height="135.47mm" svg:x="185.57mm" svg:y="14.87mm">
            <draw:object draw:notify-on-update-of-ranges="Hoja1.B11:Hoja1.B11 Hoja1.B12:Hoja1.B15 Hoja1.C11:Hoja1.C11 Hoja1.C12:Hoja1.C15 Hoja1.D11:Hoja1.D11 Hoja1.D12:Hoja1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x=Size</text:p>
          </table:table-cell>
          <table:table-cell office:value-type="string" calcext:value-type="string">
            <text:p>Y=Tiempo real en nanosegund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RCAL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rcalacion con valores invertidos</text:p>
          </table:table-cell>
          <table:table-cell office:value-type="string" calcext:value-type="string">
            <text:p>Intercalacion sin valores invertidos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1568" calcext:value-type="float">
            <text:p>51568</text:p>
          </table:table-cell>
          <table:table-cell office:value-type="float" office:value="46344" calcext:value-type="float">
            <text:p>46344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2995" calcext:value-type="float">
            <text:p>102995</text:p>
          </table:table-cell>
          <table:table-cell office:value-type="float" office:value="96278" calcext:value-type="float">
            <text:p>96278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2327" calcext:value-type="float">
            <text:p>192327</text:p>
          </table:table-cell>
          <table:table-cell office:value-type="float" office:value="177252" calcext:value-type="float">
            <text:p>177252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6394300" calcext:value-type="float">
            <text:p>6394300</text:p>
          </table:table-cell>
          <table:table-cell office:value-type="float" office:value="6085330" calcext:value-type="float">
            <text:p>60853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20:01:14.422248675</meta:creation-date>
    <dc:date>2020-05-14T20:52:58.540378488</dc:date>
    <meta:editing-duration>PT52S</meta:editing-duration>
    <meta:editing-cycles>1</meta:editing-cycles>
    <meta:document-statistic meta:table-count="1" meta:cell-count="17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33cm" svg:height="13.548cm" xlink:href=".." xlink:type="simple" chart:class="chart:line" chart:style-name="ch1">
        <chart:legend chart:legend-position="end" svg:x="15.365cm" svg:y="6.226cm" style:legend-expansion="high" chart:style-name="ch2"/>
        <chart:plot-area chart:style-name="ch3" table:cell-range-address="Hoja1.B11:Hoja1.D15" chart:data-source-has-labels="both" svg:x="0.442cm" svg:y="0.27cm" svg:width="14.481cm" svg:height="13.008cm">
          <chartooo:coordinate-region svg:x="1.989cm" svg:y="0.469cm" svg:width="12.284cm" svg:height="12.162cm"/>
          <chart:axis chart:dimension="x" chart:name="primary-x" chart:style-name="ch4" chartooo:axis-type="auto">
            <chartooo:date-scale/>
            <chart:categories table:cell-range-address="Hoja1.B12:Hoja1.B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C12:Hoja1.C15" chart:label-cell-address="Hoja1.C11:Hoja1.C11" chart:class="chart:line">
            <chart:data-point chart:repeated="4"/>
          </chart:series>
          <chart:series chart:style-name="ch7" chart:values-cell-range-address="Hoja1.D12:Hoja1.D15" chart:label-cell-address="Hoja1.D11:Hoja1.D1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calacion con valores invertidos</text:p>
                <draw:g>
                  <svg:desc>Hoja1.C11:Hoja1.C11</svg:desc>
                </draw:g>
              </table:table-cell>
              <table:table-cell office:value-type="string">
                <text:p>Intercalacion sin valores invertidos</text:p>
                <draw:g>
                  <svg:desc>Hoja1.D11:Hoja1.D1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B12:Hoja1.B15</svg:desc>
                </draw:g>
              </table:table-cell>
              <table:table-cell office:value-type="float" office:value="51568">
                <text:p>51568</text:p>
                <draw:g>
                  <svg:desc>Hoja1.C12:Hoja1.C15</svg:desc>
                </draw:g>
              </table:table-cell>
              <table:table-cell office:value-type="float" office:value="46344">
                <text:p>46344</text:p>
                <draw:g>
                  <svg:desc>Hoja1.D12:Hoja1.D15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2995">
                <text:p>102995</text:p>
              </table:table-cell>
              <table:table-cell office:value-type="float" office:value="96278">
                <text:p>9627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92327">
                <text:p>192327</text:p>
              </table:table-cell>
              <table:table-cell office:value-type="float" office:value="177252">
                <text:p>17725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6394300">
                <text:p>6394300</text:p>
              </table:table-cell>
              <table:table-cell office:value-type="float" office:value="6085330">
                <text:p>60853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